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800" officeooo:paragraph-rsid="0011e800"/>
    </style:style>
    <style:style style:name="T1" style:family="text">
      <style:text-properties officeooo:rsid="0011e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le :</text:p>
      <text:p text:style-name="P1">&gt; do</text:p>
      <text:p text:style-name="P1">&gt; date &gt;&gt; date2-log</text:p>
      <text:p text:style-name="P1">&gt; done</text:p>
      <text:p text:style-name="P1"/>
      <text:p text:style-name="Text_20_body">tail -f date2.log // <text:span text:style-name="T1">sirve para ver a tiempo real las cambios del fichero0,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5" meta:word-count="24" meta:character-count="111" meta:non-whitespace-character-count="92"/>
  </office:meta>
</office:document-meta>
</file>